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03892" officeooo:paragraph-rsid="00156c0a"/>
    </style:style>
    <style:style style:name="P2" style:family="paragraph" style:parent-style-name="Standard">
      <style:text-properties fo:font-weight="bold" officeooo:rsid="001f4c14" officeooo:paragraph-rsid="00156c0a" style:font-weight-asian="bold" style:font-weight-complex="bold"/>
    </style:style>
    <style:style style:name="P3" style:family="paragraph" style:parent-style-name="Standard">
      <style:text-properties fo:font-weight="bold" officeooo:paragraph-rsid="00156c0a" style:font-weight-asian="bold" style:font-weight-complex="bold"/>
    </style:style>
    <style:style style:name="P4" style:family="paragraph" style:parent-style-name="Standard">
      <style:text-properties officeooo:rsid="0012e2c8" officeooo:paragraph-rsid="00156c0a"/>
    </style:style>
    <style:style style:name="P5" style:family="paragraph" style:parent-style-name="Standard">
      <style:text-properties fo:color="#ff0000" fo:font-weight="bold" officeooo:paragraph-rsid="00156c0a" style:font-weight-asian="bold" style:font-weight-complex="bold"/>
    </style:style>
    <style:style style:name="P6" style:family="paragraph" style:parent-style-name="Standard">
      <style:text-properties officeooo:rsid="00103c38" officeooo:paragraph-rsid="00156c0a"/>
    </style:style>
    <style:style style:name="P7" style:family="paragraph" style:parent-style-name="Standard">
      <style:text-properties fo:color="#00a933" fo:font-weight="normal" officeooo:paragraph-rsid="00156c0a" style:font-weight-asian="normal" style:font-weight-complex="normal"/>
    </style:style>
    <style:style style:name="P8" style:family="paragraph" style:parent-style-name="Standard">
      <style:text-properties officeooo:paragraph-rsid="00156c0a"/>
    </style:style>
    <style:style style:name="T1" style:family="text">
      <style:text-properties officeooo:rsid="0012e2c8"/>
    </style:style>
    <style:style style:name="T2" style:family="text">
      <style:text-properties fo:text-transform="lowercase"/>
    </style:style>
    <style:style style:name="T3" style:family="text">
      <style:text-properties fo:text-transform="lowercase" officeooo:rsid="0012e2c8"/>
    </style:style>
    <style:style style:name="T4" style:family="text">
      <style:text-properties officeooo:rsid="001a036c"/>
    </style:style>
    <style:style style:name="T5" style:family="text">
      <style:text-properties officeooo:rsid="001341c4"/>
    </style:style>
    <style:style style:name="T6" style:family="text">
      <style:text-properties officeooo:rsid="0011e8c1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68245" style:font-weight-asian="bold" style:font-weight-complex="bold"/>
    </style:style>
    <style:style style:name="T9" style:family="text">
      <style:text-properties officeooo:rsid="00103c38"/>
    </style:style>
    <style:style style:name="T10" style:family="text">
      <style:text-properties officeooo:rsid="00156c0a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2e2c8" style:font-weight-asian="normal" style:font-weight-complex="normal"/>
    </style:style>
    <style:style style:name="T13" style:family="text">
      <style:text-properties fo:font-weight="normal" officeooo:rsid="00168245" style:font-weight-asian="normal" style:font-weight-complex="normal"/>
    </style:style>
    <style:style style:name="T14" style:family="text">
      <style:text-properties fo:color="#00a933" fo:font-weight="normal" style:font-weight-asian="normal" style:font-weight-complex="normal"/>
    </style:style>
    <style:style style:name="T15" style:family="text">
      <style:text-properties officeooo:rsid="0016824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0">Help Delete - </text:span><text:span text:style-name="T11">Instructions for </text:span><text:span text:style-name="T1">2 Delete</text:span><text:span text:style-name="T12"> buttons under </text:span><text:span text:style-name="T1">OPTIONS</text:span></text:p>
      <text:p text:style-name="P4"/>
      <text:p text:style-name="P4">Make copies of files elsewhere if you wish to preserve anything before using these buttons.</text:p>
      <text:p text:style-name="P4"/>
      <text:p text:style-name="P2">1. </text:p>
      <text:p text:style-name="P5">Delete old data</text:p>
      <text:p text:style-name="P5">Reset runs to 0</text:p>
      <text:p text:style-name="P6">It deletes the run data in <text:span text:style-name="T14">/home/pi/md4/TXT_CSV</text:span> <text:span text:style-name="T10">folder in the following files</text:span><text:span text:style-name="T2"> </text:span><text:span text:style-name="T3">IN ORDER TO START A NEW SET OF RUNS</text:span><text:span text:style-name="T2">:</text:span></text:p>
      <text:p text:style-name="P7">balanceTest.csv</text:p>
      <text:p text:style-name="P7">balanceTest.txt</text:p>
      <text:p text:style-name="P7">dataPoints.csv</text:p>
      <text:p text:style-name="P7"><text:span text:style-name="T4">gaitSpeed.csv</text:span></text:p>
      <text:p text:style-name="P7"><text:span text:style-name="T4">gaitSpeedError.csv</text:span></text:p>
      <text:p text:style-name="P7">sitStand.csv</text:p>
      <text:p text:style-name="P7">sitStand.txt</text:p>
      <text:p text:style-name="P7">tugTest.csv</text:p>
      <text:p text:style-name="P7">tugTest.txt</text:p>
      <text:p text:style-name="P7"/>
      <text:p text:style-name="P2">2. </text:p>
      <text:p text:style-name="P5">Delete old</text:p>
      <text:p text:style-name="P5">plots &amp; videos</text:p>
      <text:p text:style-name="P6">It deletes <text:span text:style-name="T5">all the files (</text:span>png plot figure files and <text:span text:style-name="T6">avi </text:span>video files<text:span text:style-name="T5">)</text:span> in the following folder<text:span text:style-name="T15">s</text:span>:</text:p>
      <text:p text:style-name="P7">/home/pi/runs/</text:p>
      <text:p text:style-name="P7">/home/pi/runsBalance</text:p>
      <text:p text:style-name="P7">/home/pi/runsSitStand</text:p>
      <text:p text:style-name="P7">/home/pi/runsTUG</text:p>
      <text:p text:style-name="P8"/>
      <text:p text:style-name="P1"><text:span text:style-name="T7">Note</text:span> that to <text:span text:style-name="T7">delete</text:span> <text:span text:style-name="T9">png plot figure files and avi video files </text:span>made in <text:span text:style-name="T7">2 Steps</text:span><text:span text:style-name="T11"> </text:span><text:span text:style-name="T13">for </text:span><text:span text:style-name="T8">Gait Speed </text:span><text:span text:style-name="T13">or </text:span><text:span text:style-name="T8">Standing Balance</text:span>, you must use the File Manager of the Raspberry Pi to browse to them and delete them as you would in a normal computer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12-20T00:30:18.127363697</dc:date>
    <meta:editing-duration>PT6M5S</meta:editing-duration>
    <meta:editing-cycles>1</meta:editing-cycles>
    <meta:document-statistic meta:table-count="0" meta:image-count="0" meta:object-count="0" meta:page-count="1" meta:paragraph-count="24" meta:word-count="136" meta:character-count="844" meta:non-whitespace-character-count="730"/>
    <meta:generator>LibreOffice/6.1.5.2$Linux_ARM_EABI LibreOffice_project/10$Build-2</meta:generator>
  </office:meta>
</office:document-meta>
</file>